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OSITIVE: The Believer Should Always Praise God (95:1-7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OSITIVE: The Believer Should Always Praise God (95:1-7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or his creative works (95:4-5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For his creative works (95:4-5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dry land (95: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sea (95: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mountains and the depths (95:4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POSITIVE: The Believer Should Always Praise God (95:1-7).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For his creative works (95:4-5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For his redemptive works (95:1-3, 6-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For his redemptive works (95:1-3, 6-7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e is the rock of salvation (95:1-3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e is the shepherd of the sheep (95:6-7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POSITIVE: The Believer Should Always Praise God (95:1-7).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For his creative works (95:4-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For his redemptive works (95:1-3, 6-7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PSALM 95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POSITIVE: The Believer Should Always Praise God (95:1-7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NEGATIVE: The Believer Should Never Provoke God. (95:8-1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NEGATIVE: The Believer Should Never Provoke God. (95:8-11):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terrible rebellion (95:8-9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tragic results (95:10-1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tragic results (95:10-11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During the 40-year march (95:10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Following the 40-year march (95:1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NEGATIVE: The Believer Should Never Provoke God. (95:8-11):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terrible rebellion (95:8-9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tragic results (95:10-11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PSALM 95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POSITIVE: The Believer Should Always Praise God (95:1-7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NEGATIVE: The Believer Should Never Provoke God. (95:8-11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5 </dc:title>
    <meta:initial-creator>David STRICKLAND</meta:initial-creator>
    <dc:creator>David STRICKLAND</dc:creator>
    <meta:creation-date>2020-02-22T17:39:09Z</meta:creation-date>
    <dc:date>2020-02-22T17:39:10Z</dc:date>
    <meta:template xlink:href="BibleStudy" xlink:type="simple"/>
    <meta:editing-cycles>1</meta:editing-cycles>
    <meta:editing-duration>PT0S</meta:editing-duration>
    <meta:document-statistic meta:paragraph-count="32" meta:word-count="286"/>
  </office:meta>
</office:document-meta>
</file>